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artzJobExecutor.setup( JobDataMap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JobExecutor.release( JobDataMap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JobExecutor.execute( final JobExecutionContext context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5">
            <text:p text:style-name="Table_20_Contents">5</text:p>
          </table:table-cell>
          <table:table-cell office:value-type="float" office:value="66">
            <text:p text:style-name="Table_20_Contents">6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